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1000001E0972C93D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99ccff" draw:textarea-horizontal-align="justify" draw:textarea-vertical-align="middle" draw:auto-grow-height="false" fo:min-height="1.002cm" fo:min-width="3.31cm" fo:wrap-option="wrap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/>
      <style:text-properties fo:font-size="8pt" style:font-size-asian="8pt" style:font-size-complex="8pt"/>
    </style:style>
    <style:style style:name="P3" style:family="paragraph">
      <style:paragraph-properties fo:margin-left="0cm" fo:margin-right="0cm" fo:text-align="start" fo:text-indent="0cm" style:writing-mode="lr-tb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239cm" svg:height="9.131cm" svg:x="0.011cm" svg:y="0.01cm">
          <draw:image xlink:href="Pictures/1000000100000321000001E0972C93DC.png" xlink:type="simple" xlink:show="embed" xlink:actuate="onLoad" draw:mime-type="image/png">
            <text:p/>
          </draw:image>
        </draw:frame>
        <draw:custom-shape draw:style-name="gr2" draw:text-style-name="P3" draw:layer="layout" svg:width="3.81cm" svg:height="1.252cm" svg:x="10.431cm" svg:y="4.309cm">
          <text:p text:style-name="P2"><text:span text:style-name="T1">Secondary track metadata (visible only in Play mode).</text:span></text:p>
          <draw:enhanced-geometry svg:viewBox="0 0 21600 21600" draw:mirror-horizontal="false" draw:mirror-vertical="false" draw:type="line-callout-2" draw:modifiers="-16595.3293098924 41838.148443735 -8626.39727105747 17824.740622506 -1377.27630543165 9532.9608938547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9.1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  <dc:date>2024-04-20T10:04:21.153588527</dc:date>
    <meta:editing-cycles>10</meta:editing-cycles>
    <meta:editing-duration>PT1H37M28S</meta:editing-duration>
    <meta:document-statistic meta:object-count="2"/>
    <meta:user-defined meta:name="Info 1"/>
    <meta:user-defined meta:name="Info 2"/>
    <meta:user-defined meta:name="Info 3"/>
    <meta:user-defined meta:name="Info 4"/>
  </office:meta>
</office:document-meta>
</file>